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24-07-16 19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24-02-20 23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23-01-31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22-01-25 15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21-06-21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21-01-25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20-01-31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9-02-05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8-01-30 21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7-01-30 21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6-01-2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5-01-21 19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4-01-2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3-01-2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2-01-25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1-02-01 1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10-01-26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8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7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6-0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5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4-01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3-01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2-02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2000-02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9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8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7-03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6-03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5-03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4-03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3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2-04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1-0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90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89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8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87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75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75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73-02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71-12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9-12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9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9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9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9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8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8-07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8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8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7-10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7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7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6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4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4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4-04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4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3-09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3-07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3-04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3-01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2-08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2-06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2-03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1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0-12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0-09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60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9-10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9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9-03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8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8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8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8-03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7-12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7-09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7-07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7-03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7-01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10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09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08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07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06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04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6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12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1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11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8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8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7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6-0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5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4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5-0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10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07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06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03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02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4-01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10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8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7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6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5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4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3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2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3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10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8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7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3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2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2-01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1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11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10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9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8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7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6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5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4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3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1-0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1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11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10-1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9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8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7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6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5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4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3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2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50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12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11-2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10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08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07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06-2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05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2524106001601</text:p>
          </table:table-cell>
          <table:table-cell office:value-type="string" calcext:value-type="string">
            <text:p>1949-04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916" meta:object-count="0"/>
    <meta:user-defined meta:name="AppVersion">3.0</meta:user-defined>
  </office:meta>
</office:document-meta>
</file>